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b9975" officeooo:paragraph-rsid="001b9975"/>
    </style:style>
    <style:style style:name="P2" style:family="paragraph" style:parent-style-name="Standard">
      <style:text-properties fo:font-size="16pt" officeooo:rsid="001d920b" officeooo:paragraph-rsid="001d920b"/>
    </style:style>
    <style:style style:name="P3" style:family="paragraph" style:parent-style-name="Standard">
      <style:text-properties fo:font-size="16pt" officeooo:rsid="001dc47b" officeooo:paragraph-rsid="001dc47b"/>
    </style:style>
    <style:style style:name="P4" style:family="paragraph" style:parent-style-name="Standard">
      <style:text-properties fo:font-size="16pt" officeooo:rsid="001fe7b0" officeooo:paragraph-rsid="001fe7b0"/>
    </style:style>
    <style:style style:name="P5" style:family="paragraph" style:parent-style-name="Standard">
      <style:text-properties fo:font-size="16pt" officeooo:rsid="002781bc" officeooo:paragraph-rsid="002781bc"/>
    </style:style>
    <style:style style:name="P6" style:family="paragraph" style:parent-style-name="Standard">
      <style:text-properties fo:font-size="16pt" officeooo:rsid="001fe7b0" officeooo:paragraph-rsid="001b9975"/>
    </style:style>
    <style:style style:name="P7" style:family="paragraph" style:parent-style-name="Standard">
      <style:text-properties fo:font-size="16pt" officeooo:rsid="002781bc" officeooo:paragraph-rsid="002781bc"/>
    </style:style>
    <style:style style:name="P8" style:family="paragraph" style:parent-style-name="Standard">
      <style:text-properties fo:font-size="16pt" officeooo:rsid="002a3373" officeooo:paragraph-rsid="002a3373"/>
    </style:style>
    <style:style style:name="P9" style:family="paragraph" style:parent-style-name="Standard">
      <style:text-properties fo:font-size="16pt" fo:font-weight="bold" officeooo:rsid="002a3373" officeooo:paragraph-rsid="002a3373" style:font-weight-asian="bold" style:font-weight-complex="bold"/>
    </style:style>
    <style:style style:name="T1" style:family="text">
      <style:text-properties officeooo:rsid="001dfa64"/>
    </style:style>
    <style:style style:name="T2" style:family="text">
      <style:text-properties officeooo:rsid="0021ca10"/>
    </style:style>
    <style:style style:name="T3" style:family="text">
      <style:text-properties officeooo:rsid="002268fa"/>
    </style:style>
    <style:style style:name="T4" style:family="text">
      <style:text-properties officeooo:rsid="002817d0"/>
    </style:style>
    <style:style style:name="T5" style:family="text">
      <style:text-properties officeooo:rsid="002a3373"/>
    </style:style>
    <style:style style:name="T6" style:family="text">
      <style:text-properties officeooo:rsid="002b29c5"/>
    </style:style>
    <style:style style:name="T7" style:family="text">
      <style:text-properties officeooo:rsid="002c9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matvorlage</text:p>
      <text:p text:style-name="P8"/>
      <text:p text:style-name="P8">Papierformat: A4 (210 mm x 297 mm)</text:p>
      <text:p text:style-name="P5"><text:span text:style-name="T5">Fenstergröße</text:span>: 6 x 9 inch</text:p>
      <text:p text:style-name="P5"/>
      <text:p text:style-name="P5"><text:span text:style-name="T6">Einzug am Rand</text:span>:</text:p>
      <text:p text:style-name="P5"><text:span text:style-name="T7">* </text:span>links: 2.44 cm</text:p>
      <text:p text:style-name="P5"><text:span text:style-name="T7">* </text:span>rechts: 3.32 cm</text:p>
      <text:p text:style-name="P5"><text:span text:style-name="T7">* </text:span>oben: 3 cm</text:p>
      <text:p text:style-name="P5"><text:span text:style-name="T7">* </text:span>unten: 3.84 cm</text:p>
      <text:p text:style-name="P5"/>
      <text:p text:style-name="P5"/>
      <text:p text:style-name="P5">Schriftgröße: 16 pt <text:span text:style-name="T4">bzw. 14 pt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1-26T00:51:36.991296104</dc:date>
    <meta:editing-duration>PT10M51S</meta:editing-duration>
    <meta:editing-cycles>20</meta:editing-cycles>
    <meta:document-statistic meta:table-count="0" meta:image-count="0" meta:object-count="0" meta:page-count="1" meta:paragraph-count="9" meta:word-count="38" meta:character-count="177" meta:non-whitespace-character-count="148"/>
  </office:meta>
</office:document-meta>
</file>